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</style:style>
    <style:style style:name="ce23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gt;2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23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gt;25" calcext:base-cell-address="data.E2"/>
          </calcext:conditional-format>
          <calcext:conditional-format calcext:target-range-address="data.E8:data.E23">
            <calcext:condition calcext:apply-style-name="Bad" calcext:value="&lt;18.5" calcext:base-cell-address="data.E2"/>
          </calcext:conditional-format>
        </calcext:conditional-formats>
      </table:table>
      <table:table table:name="zdroj" table:style-name="ta1"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1:59:30.36933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1:59:45.178155000</dc:date>
    <dc:title>Untitled Spreadsheet</dc:title>
    <dc:description/>
    <dc:subject/>
    <meta:keyword/>
    <meta:editing-duration>P3DT5H6M45S</meta:editing-duration>
    <meta:editing-cycles>101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